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left="0.5in" fo:margin-right="0in" fo:text-indent="0in" style:auto-text-indent="false" fo:margin-top="0in" fo:margin-bottom="0in"/>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left="0.5in" fo:margin-right="0in" fo:text-indent="0in" style:auto-text-indent="false" fo:margin-top="0in" fo:margin-bottom="0in"/>
    </style:style>
    <style:style style:name="P8" style:family="paragraph" style:parent-style-name="Text_20_body" style:list-style-name="L8">
      <style:paragraph-properties fo:margin-left="0.5in" fo:margin-right="0in" fo:text-indent="0in" style:auto-text-indent="false"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How to get Help</text:p>
      <text:p text:style-name="Author"><text:a xlink:type="simple" xlink:href="https://csci-1301.github.io/about#authors" office:name=""><text:span text:style-name="Definition">https://csci-1301.github.io/about#authors</text:span></text:a></text:p>
      <text:p text:style-name="Date">January 17, 2023 (07:4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page lists resources for Augusta University students to receive help with their course of studies, <text:a xlink:type="simple" xlink:href="#general" office:name=""><text:span text:style-name="Definition">in general</text:span></text:a>, for <text:a xlink:type="simple" xlink:href="#school" office:name=""><text:span text:style-name="Definition">students of the School of Computer and Cyber Sciences</text:span></text:a>, and for <text:a xlink:type="simple" xlink:href="#course" office:name=""><text:span text:style-name="Definition">this course in particular</text:span></text:a>.</text:p>
      <text:h text:style-name="Heading_20_1" text:outline-level="1"><text:bookmark-start text:name="general"/>In General<text:bookmark-end text:name="general"/></text:h>
      <text:p text:style-name="First_20_paragraph">Many resources are available to help you be a successful student:</text:p>
      <text:list text:style-name="L1">
        <text:list-item>
          <text:p text:style-name="P1">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1">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1"><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1">The <text:a xlink:type="simple" xlink:href="https://www.augusta.edu/pamplin/writingcenter/" office:name=""><text:span text:style-name="Definition">Writing Center</text:span></text:a> can help you with any written, oral, or multimedia project.</text:p>
        </text:list-item>
        <text:list-item>
          <text:p text:style-name="P1">To get help with technologies, refer to our <text:a xlink:type="simple" xlink:href="https://www.augusta.edu/continuity/index.php" office:name=""><text:span text:style-name="Definition">Instructional Technology Support</text:span></text:a> correspondent <text:a xlink:type="simple" xlink:href="https://spots.augusta.edu/sSewell/" office:name=""><text:span text:style-name="Definition">Sienna Sewell</text:span></text:a>.</text:p>
        </text:list-item>
      </text:list>
      <text:h text:style-name="Heading_20_1" text:outline-level="1"><text:bookmark-start text:name="school"/>For Students of the School of Computer and Cyber Sciences<text:bookmark-end text:name="school"/></text:h>
      <text:h text:style-name="Heading_20_2" text:outline-level="2"><text:bookmark-start text:name="school-of-computer-and-cyber-sciences-tutoring-center"/>School of Computer and Cyber Sciences Tutoring Center<text:bookmark-end text:name="school-of-computer-and-cyber-sciences-tutoring-center"/></text:h>
      <text:p text:style-name="First_20_paragraph">The School has a tutoring center that can be reached:</text:p>
      <text:list text:style-name="L2">
        <text:list-item>
          <text:p text:style-name="P2">On <text:a xlink:type="simple" xlink:href="https://discord.gg/kzKtrjzCyH" office:name=""><text:span text:style-name="Definition">discord</text:span></text:a>,</text:p>
        </text:list-item>
        <text:list-item>
          <text:p text:style-name="P2">During their tutoring hours (hours posted on the door and on discord), in University Hall 129.</text:p>
        </text:list-item>
      </text:list>
      <text:h text:style-name="Heading_20_2" text:outline-level="2"><text:bookmark-start text:name="acm-club"/>ACM Club<text:bookmark-end text:nam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not only expand the people you know, but also a fantastic place to learn and ask questions. To learn more, you can sign up for the newsletter, or attend one of the subgroup meetings (meeting times and locations are listed <text:a xlink:type="simple" xlink:href="https://spots.augusta.edu/cyberdefense" office:name=""><text:span text:style-name="Definition">on the website</text:span></text:a>).</text:p>
      <text:h text:style-name="Heading_20_2" text:outline-level="2"><text:bookmark-start text:name="other-club-activities"/>Other Club Activities<text:bookmark-end text:name="other-club-activities"/></text:h>
      <text:p text:style-name="First_20_paragraph">The Augusta University Game Design Club and Girls Who Code College Loop “will be continuing activities in full force this year”. Notifications for upcoming activities will be shared in class alongside school-wide emails.</text:p>
      <text:h text:style-name="Heading_20_1" text:outline-level="1"><text:bookmark-start text:name="for-this-course"/>For This Course<text:bookmark-end text:name="for-this-course"/></text:h>
      <text:h text:style-name="Heading_20_2" text:outline-level="2"><text:bookmark-start text:name="undegraduate-course-assistants"/>Undegraduate Course Assistants<text:bookmark-end text:name="undegraduate-course-assistants"/></text:h>
      <text:p text:style-name="First_20_paragraph">The instructors and UCAs should be your first point of contact for any questions regarding the content of this class. Check your syllabus for how to reach out your instructor. For this semester, your UCAs are:</text:p>
      <text:p text:style-name="Definition_20_Term">David Diestelhorst:</text:p>
      <text:list text:style-name="L3">
        <text:list-item>
          <text:p text:style-name="P3"><text:a xlink:type="simple" xlink:href="mailto:ddiestelhorst@augusta.edu" office:name=""><text:span text:style-name="Definition">ddiestelhorst@augusta.edu</text:span></text:a></text:p>
        </text:list-item>
        <text:list-item>
          <text:p text:style-name="P3">Responsible for Section D’s lab.</text:p>
        </text:list-item>
        <text:list-item>
          <text:p text:style-name="P3">Also present during Section A’s and Section B’s labs.</text:p>
        </text:list-item>
        <text:list-item>
          <text:p text:style-name="P3">The best ways to reach me are either by <text:a xlink:type="simple" xlink:href="http://discordapp.com/users/399642018822750218" office:name=""><text:span text:style-name="Definition">discord</text:span></text:a>, by email, or by teams.</text:p>
        </text:list-item>
        <text:list-item>
          <text:p text:style-name="P3">My office hours are currently undecided; I’m waiting on the ASC’s tutoring schedule, which I should have at the end of this week (16 Jan).</text:p>
        </text:list-item>
        <text:list-item>
          <text:p text:style-name="P3">I’m a computer science major, but my other academic interests include anthropology and linguistics. My hobbies include videogames, tabletop RPGs, and reading.</text:p>
        </text:list-item>
      </text:list>
      <text:p text:style-name="Definition_20_Term">Richard Kelley:</text:p>
      <text:list text:style-name="L4">
        <text:list-item>
          <text:p text:style-name="P4"><text:a xlink:type="simple" xlink:href="mailto:RIKELLEY@augusta.edu" office:name=""><text:span text:style-name="Definition">RIKELLEY@augusta.edu</text:span></text:a>.</text:p>
        </text:list-item>
        <text:list-item>
          <text:p text:style-name="P4">Responsible for Section F’s lab.</text:p>
        </text:list-item>
        <text:list-item>
          <text:p text:style-name="P4">Also present during Section E’s lab.</text:p>
        </text:list-item>
        <text:list-item>
          <text:p text:style-name="P4">I typically see discord notifications first, so feel free to ping me <text:a xlink:type="simple" xlink:href="http://discordapp.com/users/434479500953124865" office:name=""><text:span text:style-name="Definition">there</text:span></text:a>. Email I will see but not as fast. Teams doesn’t like to send me notifications.</text:p>
        </text:list-item>
        <text:list-item>
          <text:p text:style-name="P4">Office hours are Monday and Wednesday, 4:30-6:30pm.</text:p>
        </text:list-item>
        <text:list-item>
          <text:p text:style-name="P4">I’m a computer science major towards the end of my degree, and I’m always happy to see new computer science students and their different approaches to solving problems.</text:p>
        </text:list-item>
      </text:list>
      <text:p text:style-name="Definition_20_Term">Jason Weeks:</text:p>
      <text:list text:style-name="L5">
        <text:list-item>
          <text:p text:style-name="P5"><text:a xlink:type="simple" xlink:href="mailto:jaweeks@augusta.edu" office:name=""><text:span text:style-name="Definition">jaweeks@augusta.edu</text:span></text:a></text:p>
        </text:list-item>
        <text:list-item>
          <text:p text:style-name="P5">Responsible for Section D’s lab</text:p>
        </text:list-item>
        <text:list-item>
          <text:p text:style-name="P5">May also be present for Section C’s lab</text:p>
        </text:list-item>
        <text:list-item>
          <text:p text:style-name="P5">The best way to contact me is via email or through <text:a xlink:type="simple" xlink:href="http://discordapp.com/users/269850129022976000" office:name=""><text:span text:style-name="Definition">Discord</text:span></text:a>. I’m fairly active on both, so I should get back to you pretty quickly there. I almost never check Teams and it doesn’t send me notifications, so I will likely miss any messages there.</text:p>
        </text:list-item>
        <text:list-item>
          <text:p text:style-name="P5">My office hours are as follows:</text:p>
          <text:list text:style-name="L6">
            <text:list-item>
              <text:p text:style-name="P6">Tuesday: 1:00pm - 5:00pm</text:p>
            </text:list-item>
            <text:list-item>
              <text:p text:style-name="P6">Thursday: 3:00pm - 5:00pm</text:p>
            </text:list-item>
            <text:list-item>
              <text:p text:style-name="P6">Friday: 9:00am - 12:00pm</text:p>
            </text:list-item>
          </text:list>
        </text:list-item>
        <text:list-item>
          <text:p text:style-name="P5">I’m a fourth year Computer Science major, Math minor and a UCA for over two years now. I can’t wait to help out another semester of 1301 students learn to code!</text:p>
        </text:list-item>
      </text:list>
      <text:p text:style-name="Definition_20_Term">Clément Aubert:</text:p>
      <text:list text:style-name="L7">
        <text:list-item>
          <text:p text:style-name="P7"><text:a xlink:type="simple" xlink:href="mailto:caubert@augusta.edu" office:name=""><text:span text:style-name="Definition">caubert@augusta.edu</text:span></text:a></text:p>
        </text:list-item>
        <text:list-item>
          <text:p text:style-name="P7">Responsible for Section B’s lab.</text:p>
        </text:list-item>
        <text:list-item>
          <text:p text:style-name="P7">Feel free to reach out via emails or teams, cf. <text:a xlink:type="simple" xlink:href="https://spots.augusta.edu/caubert/#contact" office:name=""><text:span text:style-name="Definition">https://spots.augusta.edu/caubert/#contact</text:span></text:a>. I don’t frequently check discord.</text:p>
        </text:list-item>
        <text:list-item>
          <text:p text:style-name="P7">My office hours are</text:p>
          <text:list text:style-name="L8">
            <text:list-item>
              <text:p text:style-name="P8">Monday 1:00pm–2:00pm in my office and on teams.</text:p>
            </text:list-item>
            <text:list-item>
              <text:p text:style-name="P8">Tuesday 2:00pm–3:00pm in my office and on teams.</text:p>
            </text:list-item>
          </text:list>
        </text:list-item>
        <text:list-item>
          <text:p text:style-name="P7">I have been teaching this class for many semesters, but I am always excited to meet new students and introduce you all to programming.</text:p>
        </text:list-item>
      </text:list>
      <text:h text:style-name="Heading_20_2" text:outline-level="2"><text:bookmark-start text:name="commenting-using-a-github-account"/>Commenting Using a Github Account<text:bookmark-end text:name="commenting-using-a-github-account"/></text:h>
      <text:p text:style-name="First_20_paragraph">On this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9">
        <text:list-item>
          <text:p text:style-name="P9">Once you’ve identified your issue, try again from scratch to see if you missed a point.</text:p>
        </text:list-item>
        <text:list-item>
          <text:p text:style-name="P9">Go over the instructions, and <text:a xlink:type="simple" xlink:href="https://github.com/csci-1301/csci-1301.github.io/search?q=ask+a+question" office:name=""><text:span text:style-name="Definition">look in our resources</text:span></text:a> for some meaningful keywords.</text:p>
        </text:list-item>
        <text:list-item>
          <text:p text:style-name="P9">Think about how you can describe your issue, what is the shortest route to reproduce it.</text:p>
        </text:list-item>
        <text:list-item>
          <text:p text:style-name="P9">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s)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s) to go over a particular dimension that they may have overlooked or explained poor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ow to get Hel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15Z</meta:creation-date>
    <dc:date>2023-01-18T00:48:15Z</dc:date>
    <meta:user-defined meta:name="date" meta:value-type="string">January  17, 2023 (07:4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